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19.958cm"/>
    </style:style>
    <style:style style:name="co3" style:family="table-column">
      <style:table-column-properties fo:break-before="auto" style:column-width="14.787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16.383cm"/>
    </style:style>
    <style:style style:name="co6" style:family="table-column">
      <style:table-column-properties fo:break-before="auto" style:column-width="17.8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36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13.086cm"/>
    </style:style>
    <style:style style:name="co12" style:family="table-column">
      <style:table-column-properties fo:break-before="auto" style:column-width="18.119cm"/>
    </style:style>
    <style:style style:name="co13" style:family="table-column">
      <style:table-column-properties fo:break-before="auto" style:column-width="8.885cm"/>
    </style:style>
    <style:style style:name="co14" style:family="table-column">
      <style:table-column-properties fo:break-before="auto" style:column-width="24.562cm"/>
    </style:style>
    <style:style style:name="co15" style:family="table-column">
      <style:table-column-properties fo:break-before="auto" style:column-width="5.001cm"/>
    </style:style>
    <style:style style:name="co16" style:family="table-column">
      <style:table-column-properties fo:break-before="auto" style:column-width="4.00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ackground-color="#ffffcc" fo:border="none"/>
    </style:style>
    <style:style style:name="ce13" style:family="table-cell" style:parent-style-name="Default">
      <style:text-properties style:font-name="Arial" style:font-name-asian="Microsoft YaHei" style:font-name-complex="Mangal"/>
    </style:style>
    <style:style style:name="ce14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25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ccffff" style:text-align-source="fix" style:repeat-content="false" fo:border="none"/>
      <style:paragraph-properties fo:text-align="end" fo:margin-left="0cm"/>
    </style:style>
    <style:style style:name="ce27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</style:style>
    <style:style style:name="ce29" style:family="table-cell" style:parent-style-name="Default">
      <style:table-cell-properties fo:background-color="#99ffff"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cm"/>
    </style:style>
    <style:style style:name="ce32" style:family="table-cell" style:parent-style-name="Default">
      <style:table-cell-properties fo:background-color="#99ffff" style:text-align-source="fix" style:repeat-content="false" style:vertical-align="top"/>
      <style:paragraph-properties fo:text-align="end" fo:margin-left="0cm"/>
    </style:style>
    <style:style style:name="ce33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fo:background-color="#66ffff" style:text-align-source="fix" style:repeat-content="false" style:vertical-align="top"/>
      <style:paragraph-properties fo:text-align="end" fo:margin-left="0cm"/>
    </style:style>
  </office:automatic-styles>
  <office:body>
    <office:spreadsheet>
      <table:table table:name="macrowatchlist.csv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formula="of:=['macrowatchlist.BRUTTA'.E2]" office:value-type="string" office:string-value="CDX.d">
            <text:p>CDX.d</text:p>
          </table:table-cell>
          <table:table-cell table:formula="of:=IF(['macrowatchlist.BRUTTA'.F2]=&quot;&quot;;&quot;empty&quot;;['macrowatchlist.BRUTTA'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" table:formula="of:=IF(['macrowatchlist.BRUTTA'.G2]=&quot;&quot;;&quot;empty&quot;;['macrowatchlist.BRUTTA'.G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]" office:value-type="string" office:string-value="CDS.d">
            <text:p>CDS.d</text:p>
          </table:table-cell>
          <table:table-cell table:formula="of:=IF(['macrowatchlist.BRUTTA'.F3]=&quot;&quot;;&quot;empty&quot;;['macrowatchlist.BRUTTA'.F3])" office:value-type="string" office:string-value="http://www.worldgovernmentbonds.com/sovereign-cds/">
            <text:p>http://www.worldgovernmentbonds.com/sovereign-cds/</text:p>
          </table:table-cell>
          <table:table-cell table:style-name="ce3" table:formula="of:=IF(['macrowatchlist.BRUTTA'.G3]=&quot;&quot;;&quot;empty&quot;;['macrowatchlist.BRUTTA'.G3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4]" office:value-type="string" office:string-value="HANGSENG.i">
            <text:p>HANGSENG.i</text:p>
          </table:table-cell>
          <table:table-cell table:formula="of:=IF(['macrowatchlist.BRUTTA'.F4]=&quot;&quot;;&quot;empty&quot;;['macrowatchlist.BRUTTA'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" table:formula="of:=IF(['macrowatchlist.BRUTTA'.G4]=&quot;&quot;;&quot;empty&quot;;['macrowatchlist.BRUTTA'.G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]" office:value-type="string" office:string-value="HANGSENG.F">
            <text:p>HANGSENG.F</text:p>
          </table:table-cell>
          <table:table-cell table:formula="of:=IF(['macrowatchlist.BRUTTA'.F5]=&quot;&quot;;&quot;empty&quot;;['macrowatchlist.BRUTTA'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" table:formula="of:=IF(['macrowatchlist.BRUTTA'.G5]=&quot;&quot;;&quot;empty&quot;;['macrowatchlist.BRUTTA'.G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]" office:value-type="string" office:string-value="NIKKEI.i">
            <text:p>NIKKEI.i</text:p>
          </table:table-cell>
          <table:table-cell table:formula="of:=IF(['macrowatchlist.BRUTTA'.F6]=&quot;&quot;;&quot;empty&quot;;['macrowatchlist.BRUTTA'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" table:formula="of:=IF(['macrowatchlist.BRUTTA'.G6]=&quot;&quot;;&quot;empty&quot;;['macrowatchlist.BRUTTA'.G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7]" office:value-type="string" office:string-value="NIKKEI.F">
            <text:p>NIKKEI.F</text:p>
          </table:table-cell>
          <table:table-cell table:formula="of:=IF(['macrowatchlist.BRUTTA'.F7]=&quot;&quot;;&quot;empty&quot;;['macrowatchlist.BRUTTA'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" table:formula="of:=IF(['macrowatchlist.BRUTTA'.G7]=&quot;&quot;;&quot;empty&quot;;['macrowatchlist.BRUTTA'.G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8]" office:value-type="string" office:string-value="CAC.i">
            <text:p>CAC.i</text:p>
          </table:table-cell>
          <table:table-cell table:formula="of:=IF(['macrowatchlist.BRUTTA'.F8]=&quot;&quot;;&quot;empty&quot;;['macrowatchlist.BRUTTA'.F8])" office:value-type="string" office:string-value="https://www.bloomberg.com/quote/CAC:IND">
            <text:p>https://www.bloomberg.com/quote/CAC:IND</text:p>
          </table:table-cell>
          <table:table-cell table:style-name="ce3" table:formula="of:=IF(['macrowatchlist.BRUTTA'.G8]=&quot;&quot;;&quot;empty&quot;;['macrowatchlist.BRUTTA'.G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9]" office:value-type="string" office:string-value="MIB.i">
            <text:p>MIB.i</text:p>
          </table:table-cell>
          <table:table-cell table:formula="of:=IF(['macrowatchlist.BRUTTA'.F9]=&quot;&quot;;&quot;empty&quot;;['macrowatchlist.BRUTTA'.F9])" office:value-type="string" office:string-value="https://www.bloomberg.com/quote/FTSEMIB:IND">
            <text:p>https://www.bloomberg.com/quote/FTSEMIB:IND</text:p>
          </table:table-cell>
          <table:table-cell table:style-name="ce3" table:formula="of:=IF(['macrowatchlist.BRUTTA'.G9]=&quot;&quot;;&quot;empty&quot;;['macrowatchlist.BRUTTA'.G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0]" office:value-type="string" office:string-value="FTSE.i">
            <text:p>FTSE.i</text:p>
          </table:table-cell>
          <table:table-cell table:formula="of:=IF(['macrowatchlist.BRUTTA'.F10]=&quot;&quot;;&quot;empty&quot;;['macrowatchlist.BRUTTA'.F10])" office:value-type="string" office:string-value="https://www.bloomberg.com/quote/UKX:IND">
            <text:p>https://www.bloomberg.com/quote/UKX:IND</text:p>
          </table:table-cell>
          <table:table-cell table:style-name="ce3" table:formula="of:=IF(['macrowatchlist.BRUTTA'.G10]=&quot;&quot;;&quot;empty&quot;;['macrowatchlist.BRUTTA'.G1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1]" office:value-type="string" office:string-value="FTSE.F">
            <text:p>FTSE.F</text:p>
          </table:table-cell>
          <table:table-cell table:formula="of:=IF(['macrowatchlist.BRUTTA'.F11]=&quot;&quot;;&quot;empty&quot;;['macrowatchlist.BRUTTA'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" table:formula="of:=IF(['macrowatchlist.BRUTTA'.G11]=&quot;&quot;;&quot;empty&quot;;['macrowatchlist.BRUTTA'.G1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2]" office:value-type="string" office:string-value="STOXX600.i">
            <text:p>STOXX600.i</text:p>
          </table:table-cell>
          <table:table-cell table:formula="of:=IF(['macrowatchlist.BRUTTA'.F12]=&quot;&quot;;&quot;empty&quot;;['macrowatchlist.BRUTTA'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" table:formula="of:=IF(['macrowatchlist.BRUTTA'.G12]=&quot;&quot;;&quot;empty&quot;;['macrowatchlist.BRUTTA'.G1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3]" office:value-type="string" office:string-value="STOXX600.F">
            <text:p>STOXX600.F</text:p>
          </table:table-cell>
          <table:table-cell table:formula="of:=IF(['macrowatchlist.BRUTTA'.F13]=&quot;&quot;;&quot;empty&quot;;['macrowatchlist.BRUTTA'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" table:formula="of:=IF(['macrowatchlist.BRUTTA'.G13]=&quot;&quot;;&quot;empty&quot;;['macrowatchlist.BRUTTA'.G1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4]" office:value-type="string" office:string-value="STOXX50.i">
            <text:p>STOXX50.i</text:p>
          </table:table-cell>
          <table:table-cell table:formula="of:=IF(['macrowatchlist.BRUTTA'.F14]=&quot;&quot;;&quot;empty&quot;;['macrowatchlist.BRUTTA'.F14])" office:value-type="string" office:string-value="https://www.bloomberg.com/quote/SX5E:IND">
            <text:p>https://www.bloomberg.com/quote/SX5E:IND</text:p>
          </table:table-cell>
          <table:table-cell table:style-name="ce3" table:formula="of:=IF(['macrowatchlist.BRUTTA'.G14]=&quot;&quot;;&quot;empty&quot;;['macrowatchlist.BRUTTA'.G1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5]" office:value-type="string" office:string-value="STOXX50.F">
            <text:p>STOXX50.F</text:p>
          </table:table-cell>
          <table:table-cell table:formula="of:=IF(['macrowatchlist.BRUTTA'.F15]=&quot;&quot;;&quot;empty&quot;;['macrowatchlist.BRUTTA'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" table:formula="of:=IF(['macrowatchlist.BRUTTA'.G15]=&quot;&quot;;&quot;empty&quot;;['macrowatchlist.BRUTTA'.G1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6]" office:value-type="string" office:string-value="DAX.i">
            <text:p>DAX.i</text:p>
          </table:table-cell>
          <table:table-cell table:formula="of:=IF(['macrowatchlist.BRUTTA'.F16]=&quot;&quot;;&quot;empty&quot;;['macrowatchlist.BRUTTA'.F16])" office:value-type="string" office:string-value="https://www.bloomberg.com/quote/DAX:IND">
            <text:p>https://www.bloomberg.com/quote/DAX:IND</text:p>
          </table:table-cell>
          <table:table-cell table:style-name="ce3" table:formula="of:=IF(['macrowatchlist.BRUTTA'.G16]=&quot;&quot;;&quot;empty&quot;;['macrowatchlist.BRUTTA'.G1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7]" office:value-type="string" office:string-value="DAX.F">
            <text:p>DAX.F</text:p>
          </table:table-cell>
          <table:table-cell table:formula="of:=IF(['macrowatchlist.BRUTTA'.F17]=&quot;&quot;;&quot;empty&quot;;['macrowatchlist.BRUTTA'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" table:formula="of:=IF(['macrowatchlist.BRUTTA'.G17]=&quot;&quot;;&quot;empty&quot;;['macrowatchlist.BRUTTA'.G1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8]" office:value-type="string" office:string-value="RUSSEL.i">
            <text:p>RUSSEL.i</text:p>
          </table:table-cell>
          <table:table-cell table:formula="of:=IF(['macrowatchlist.BRUTTA'.F18]=&quot;&quot;;&quot;empty&quot;;['macrowatchlist.BRUTTA'.F18])" office:value-type="string" office:string-value="https://www.bloomberg.com/quote/RTY:IND">
            <text:p>https://www.bloomberg.com/quote/RTY:IND</text:p>
          </table:table-cell>
          <table:table-cell table:style-name="ce3" table:formula="of:=IF(['macrowatchlist.BRUTTA'.G18]=&quot;&quot;;&quot;empty&quot;;['macrowatchlist.BRUTTA'.G1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9]" office:value-type="string" office:string-value="RUSSEL.F">
            <text:p>RUSSEL.F</text:p>
          </table:table-cell>
          <table:table-cell table:formula="of:=IF(['macrowatchlist.BRUTTA'.F19]=&quot;&quot;;&quot;empty&quot;;['macrowatchlist.BRUTTA'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" table:formula="of:=IF(['macrowatchlist.BRUTTA'.G19]=&quot;&quot;;&quot;empty&quot;;['macrowatchlist.BRUTTA'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0]" office:value-type="string" office:string-value="DJIA.i">
            <text:p>DJIA.i</text:p>
          </table:table-cell>
          <table:table-cell table:formula="of:=IF(['macrowatchlist.BRUTTA'.F20]=&quot;&quot;;&quot;empty&quot;;['macrowatchlist.BRUTTA'.F20])" office:value-type="string" office:string-value="https://www.bloomberg.com/quote/INDU:IND">
            <text:p>https://www.bloomberg.com/quote/INDU:IND</text:p>
          </table:table-cell>
          <table:table-cell table:style-name="ce3" table:formula="of:=IF(['macrowatchlist.BRUTTA'.G20]=&quot;&quot;;&quot;empty&quot;;['macrowatchlist.BRUTTA'.G2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1]" office:value-type="string" office:string-value="DJIA.F">
            <text:p>DJIA.F</text:p>
          </table:table-cell>
          <table:table-cell table:formula="of:=IF(['macrowatchlist.BRUTTA'.F21]=&quot;&quot;;&quot;empty&quot;;['macrowatchlist.BRUTTA'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" table:formula="of:=IF(['macrowatchlist.BRUTTA'.G21]=&quot;&quot;;&quot;empty&quot;;['macrowatchlist.BRUTTA'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2]" office:value-type="string" office:string-value="NASDAQ.i">
            <text:p>NASDAQ.i</text:p>
          </table:table-cell>
          <table:table-cell table:formula="of:=IF(['macrowatchlist.BRUTTA'.F22]=&quot;&quot;;&quot;empty&quot;;['macrowatchlist.BRUTTA'.F22])" office:value-type="string" office:string-value="https://www.bloomberg.com/quote/NDX:IND">
            <text:p>https://www.bloomberg.com/quote/NDX:IND</text:p>
          </table:table-cell>
          <table:table-cell table:style-name="ce3" table:formula="of:=IF(['macrowatchlist.BRUTTA'.G22]=&quot;&quot;;&quot;empty&quot;;['macrowatchlist.BRUTTA'.G22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23]" office:value-type="string" office:string-value="NASDAQ.F">
            <text:p>NASDAQ.F</text:p>
          </table:table-cell>
          <table:table-cell table:formula="of:=IF(['macrowatchlist.BRUTTA'.F23]=&quot;&quot;;&quot;empty&quot;;['macrowatchlist.BRUTTA'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" table:formula="of:=IF(['macrowatchlist.BRUTTA'.G23]=&quot;&quot;;&quot;empty&quot;;['macrowatchlist.BRUTTA'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4]" office:value-type="string" office:string-value="SPY.i">
            <text:p>SPY.i</text:p>
          </table:table-cell>
          <table:table-cell table:formula="of:=IF(['macrowatchlist.BRUTTA'.F24]=&quot;&quot;;&quot;empty&quot;;['macrowatchlist.BRUTTA'.F24])" office:value-type="string" office:string-value="https://www.bloomberg.com/quote/SPY:US">
            <text:p>https://www.bloomberg.com/quote/SPY:US</text:p>
          </table:table-cell>
          <table:table-cell table:style-name="ce3" table:formula="of:=IF(['macrowatchlist.BRUTTA'.G24]=&quot;&quot;;&quot;empty&quot;;['macrowatchlist.BRUTTA'.G2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5]" office:value-type="string" office:string-value="SPX.i">
            <text:p>SPX.i</text:p>
          </table:table-cell>
          <table:table-cell table:formula="of:=IF(['macrowatchlist.BRUTTA'.F25]=&quot;&quot;;&quot;empty&quot;;['macrowatchlist.BRUTTA'.F25])" office:value-type="string" office:string-value="https://www.bloomberg.com/quote/SPX:IND">
            <text:p>https://www.bloomberg.com/quote/SPX:IND</text:p>
          </table:table-cell>
          <table:table-cell table:style-name="ce3" table:formula="of:=IF(['macrowatchlist.BRUTTA'.G25]=&quot;&quot;;&quot;empty&quot;;['macrowatchlist.BRUTTA'.G2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6]" office:value-type="string" office:string-value="VIX.i">
            <text:p>VIX.i</text:p>
          </table:table-cell>
          <table:table-cell table:formula="of:=IF(['macrowatchlist.BRUTTA'.F26]=&quot;&quot;;&quot;empty&quot;;['macrowatchlist.BRUTTA'.F26])" office:value-type="string" office:string-value="https://www.bloomberg.com/quote/VIX:IND">
            <text:p>https://www.bloomberg.com/quote/VIX:IND</text:p>
          </table:table-cell>
          <table:table-cell table:style-name="ce3" table:formula="of:=IF(['macrowatchlist.BRUTTA'.G26]=&quot;&quot;;&quot;empty&quot;;['macrowatchlist.BRUTTA'.G2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7]" office:value-type="string" office:string-value="VIX.F">
            <text:p>VIX.F</text:p>
          </table:table-cell>
          <table:table-cell table:formula="of:=IF(['macrowatchlist.BRUTTA'.F27]=&quot;&quot;;&quot;empty&quot;;['macrowatchlist.BRUTTA'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" table:formula="of:=IF(['macrowatchlist.BRUTTA'.G27]=&quot;&quot;;&quot;empty&quot;;['macrowatchlist.BRUTTA'.G2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8]" office:value-type="string" office:string-value="ES.F">
            <text:p>ES.F</text:p>
          </table:table-cell>
          <table:table-cell table:formula="of:=IF(['macrowatchlist.BRUTTA'.F28]=&quot;&quot;;&quot;empty&quot;;['macrowatchlist.BRUTTA'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" table:formula="of:=IF(['macrowatchlist.BRUTTA'.G28]=&quot;&quot;;&quot;empty&quot;;['macrowatchlist.BRUTTA'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9]" office:value-type="string" office:string-value="EURODOLLAR.F">
            <text:p>EURODOLLAR.F</text:p>
          </table:table-cell>
          <table:table-cell table:formula="of:=IF(['macrowatchlist.BRUTTA'.F29]=&quot;&quot;;&quot;empty&quot;;['macrowatchlist.BRUTTA'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" table:formula="of:=IF(['macrowatchlist.BRUTTA'.G29]=&quot;&quot;;&quot;empty&quot;;['macrowatchlist.BRUTTA'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0]" office:value-type="string" office:string-value="US2.F">
            <text:p>US2.F</text:p>
          </table:table-cell>
          <table:table-cell table:formula="of:=IF(['macrowatchlist.BRUTTA'.F30]=&quot;&quot;;&quot;empty&quot;;['macrowatchlist.BRUTTA'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" table:formula="of:=IF(['macrowatchlist.BRUTTA'.G30]=&quot;&quot;;&quot;empty&quot;;['macrowatchlist.BRUTTA'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1]" office:value-type="string" office:string-value="US5.F">
            <text:p>US5.F</text:p>
          </table:table-cell>
          <table:table-cell table:formula="of:=IF(['macrowatchlist.BRUTTA'.F31]=&quot;&quot;;&quot;empty&quot;;['macrowatchlist.BRUTTA'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" table:formula="of:=IF(['macrowatchlist.BRUTTA'.G31]=&quot;&quot;;&quot;empty&quot;;['macrowatchlist.BRUTTA'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2]" office:value-type="string" office:string-value="US10.F">
            <text:p>US10.F</text:p>
          </table:table-cell>
          <table:table-cell table:formula="of:=IF(['macrowatchlist.BRUTTA'.F32]=&quot;&quot;;&quot;empty&quot;;['macrowatchlist.BRUTTA'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" table:formula="of:=IF(['macrowatchlist.BRUTTA'.G32]=&quot;&quot;;&quot;empty&quot;;['macrowatchlist.BRUTTA'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3]" office:value-type="string" office:string-value="US30.F">
            <text:p>US30.F</text:p>
          </table:table-cell>
          <table:table-cell table:formula="of:=IF(['macrowatchlist.BRUTTA'.F33]=&quot;&quot;;&quot;empty&quot;;['macrowatchlist.BRUTTA'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" table:formula="of:=IF(['macrowatchlist.BRUTTA'.G33]=&quot;&quot;;&quot;empty&quot;;['macrowatchlist.BRUTTA'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4]" office:value-type="string" office:string-value="GER2.F">
            <text:p>GER2.F</text:p>
          </table:table-cell>
          <table:table-cell table:formula="of:=IF(['macrowatchlist.BRUTTA'.F34]=&quot;&quot;;&quot;empty&quot;;['macrowatchlist.BRUTTA'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" table:formula="of:=IF(['macrowatchlist.BRUTTA'.G34]=&quot;&quot;;&quot;empty&quot;;['macrowatchlist.BRUTTA'.G3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5]" office:value-type="string" office:string-value="GER5.F">
            <text:p>GER5.F</text:p>
          </table:table-cell>
          <table:table-cell table:formula="of:=IF(['macrowatchlist.BRUTTA'.F35]=&quot;&quot;;&quot;empty&quot;;['macrowatchlist.BRUTTA'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" table:formula="of:=IF(['macrowatchlist.BRUTTA'.G35]=&quot;&quot;;&quot;empty&quot;;['macrowatchlist.BRUTTA'.G35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36]" office:value-type="string" office:string-value="GER10.F">
            <text:p>GER10.F</text:p>
          </table:table-cell>
          <table:table-cell table:formula="of:=IF(['macrowatchlist.BRUTTA'.F36]=&quot;&quot;;&quot;empty&quot;;['macrowatchlist.BRUTTA'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" table:formula="of:=IF(['macrowatchlist.BRUTTA'.G36]=&quot;&quot;;&quot;empty&quot;;['macrowatchlist.BRUTTA'.G3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7]" office:value-type="string" office:string-value="JAP5.Y">
            <text:p>JAP5.Y</text:p>
          </table:table-cell>
          <table:table-cell table:formula="of:=IF(['macrowatchlist.BRUTTA'.F37]=&quot;&quot;;&quot;empty&quot;;['macrowatchlist.BRUTTA'.F37])" office:value-type="string" office:string-value="https://www.bloomberg.com/quote/GJGB5:IND">
            <text:p>https://www.bloomberg.com/quote/GJGB5:IND</text:p>
          </table:table-cell>
          <table:table-cell table:style-name="ce3" table:formula="of:=IF(['macrowatchlist.BRUTTA'.G37]=&quot;&quot;;&quot;empty&quot;;['macrowatchlist.BRUTTA'.G3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8]" office:value-type="string" office:string-value="JAP10.Y">
            <text:p>JAP10.Y</text:p>
          </table:table-cell>
          <table:table-cell table:formula="of:=IF(['macrowatchlist.BRUTTA'.F38]=&quot;&quot;;&quot;empty&quot;;['macrowatchlist.BRUTTA'.F38])" office:value-type="string" office:string-value="https://www.bloomberg.com/quote/GJGB10:IND">
            <text:p>https://www.bloomberg.com/quote/GJGB10:IND</text:p>
          </table:table-cell>
          <table:table-cell table:style-name="ce3" table:formula="of:=IF(['macrowatchlist.BRUTTA'.G38]=&quot;&quot;;&quot;empty&quot;;['macrowatchlist.BRUTTA'.G3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9]" office:value-type="string" office:string-value="UK5.Y">
            <text:p>UK5.Y</text:p>
          </table:table-cell>
          <table:table-cell table:formula="of:=IF(['macrowatchlist.BRUTTA'.F39]=&quot;&quot;;&quot;empty&quot;;['macrowatchlist.BRUTTA'.F39])" office:value-type="string" office:string-value="https://www.bloomberg.com/quote/GUKG5:IND">
            <text:p>https://www.bloomberg.com/quote/GUKG5:IND</text:p>
          </table:table-cell>
          <table:table-cell table:style-name="ce3" table:formula="of:=IF(['macrowatchlist.BRUTTA'.G39]=&quot;&quot;;&quot;empty&quot;;['macrowatchlist.BRUTTA'.G3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0]" office:value-type="string" office:string-value="UK10.Y">
            <text:p>UK10.Y</text:p>
          </table:table-cell>
          <table:table-cell table:formula="of:=IF(['macrowatchlist.BRUTTA'.F40]=&quot;&quot;;&quot;empty&quot;;['macrowatchlist.BRUTTA'.F40])" office:value-type="string" office:string-value="https://www.bloomberg.com/quote/GUKG10:IND">
            <text:p>https://www.bloomberg.com/quote/GUKG10:IND</text:p>
          </table:table-cell>
          <table:table-cell table:style-name="ce3" table:formula="of:=IF(['macrowatchlist.BRUTTA'.G40]=&quot;&quot;;&quot;empty&quot;;['macrowatchlist.BRUTTA'.G4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1]" office:value-type="string" office:string-value="ITA10.Y">
            <text:p>ITA10.Y</text:p>
          </table:table-cell>
          <table:table-cell table:formula="of:=IF(['macrowatchlist.BRUTTA'.F41]=&quot;&quot;;&quot;empty&quot;;['macrowatchlist.BRUTTA'.F41])" office:value-type="string" office:string-value="https://www.bloomberg.com/quote/GBTPGR10:IND">
            <text:p>https://www.bloomberg.com/quote/GBTPGR10:IND</text:p>
          </table:table-cell>
          <table:table-cell table:style-name="ce3" table:formula="of:=IF(['macrowatchlist.BRUTTA'.G41]=&quot;&quot;;&quot;empty&quot;;['macrowatchlist.BRUTTA'.G41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42]" office:value-type="string" office:string-value="US.YC">
            <text:p>US.YC</text:p>
          </table:table-cell>
          <table:table-cell table:formula="of:=IF(['macrowatchlist.BRUTTA'.F42]=&quot;&quot;;&quot;empty&quot;;['macrowatchlist.BRUTTA'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" table:formula="of:=IF(['macrowatchlist.BRUTTA'.G42]=&quot;&quot;;&quot;empty&quot;;['macrowatchlist.BRUTTA'.G4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3]" office:value-type="string" office:string-value="JAP.YC">
            <text:p>JAP.YC</text:p>
          </table:table-cell>
          <table:table-cell table:formula="of:=IF(['macrowatchlist.BRUTTA'.F43]=&quot;&quot;;&quot;empty&quot;;['macrowatchlist.BRUTTA'.F43])" office:value-type="string" office:string-value="http://www.worldgovernmentbonds.com/country/japan/">
            <text:p>http://www.worldgovernmentbonds.com/country/japan/</text:p>
          </table:table-cell>
          <table:table-cell table:style-name="ce3" table:formula="of:=IF(['macrowatchlist.BRUTTA'.G43]=&quot;&quot;;&quot;empty&quot;;['macrowatchlist.BRUTTA'.G4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4]" office:value-type="string" office:string-value="GER.YC">
            <text:p>GER.YC</text:p>
          </table:table-cell>
          <table:table-cell table:formula="of:=IF(['macrowatchlist.BRUTTA'.F44]=&quot;&quot;;&quot;empty&quot;;['macrowatchlist.BRUTTA'.F44])" office:value-type="string" office:string-value="http://www.worldgovernmentbonds.com/country/germany/">
            <text:p>http://www.worldgovernmentbonds.com/country/germany/</text:p>
          </table:table-cell>
          <table:table-cell table:style-name="ce3" table:formula="of:=IF(['macrowatchlist.BRUTTA'.G44]=&quot;&quot;;&quot;empty&quot;;['macrowatchlist.BRUTTA'.G4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5]" office:value-type="string" office:string-value="UK.YC">
            <text:p>UK.YC</text:p>
          </table:table-cell>
          <table:table-cell table:formula="of:=IF(['macrowatchlist.BRUTTA'.F45]=&quot;&quot;;&quot;empty&quot;;['macrowatchlist.BRUTTA'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" table:formula="of:=IF(['macrowatchlist.BRUTTA'.G45]=&quot;&quot;;&quot;empty&quot;;['macrowatchlist.BRUTTA'.G4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6]" office:value-type="string" office:string-value="ITA.YC">
            <text:p>ITA.YC</text:p>
          </table:table-cell>
          <table:table-cell table:formula="of:=IF(['macrowatchlist.BRUTTA'.F46]=&quot;&quot;;&quot;empty&quot;;['macrowatchlist.BRUTTA'.F46])" office:value-type="string" office:string-value="http://www.worldgovernmentbonds.com/country/italy/">
            <text:p>http://www.worldgovernmentbonds.com/country/italy/</text:p>
          </table:table-cell>
          <table:table-cell table:style-name="ce3" table:formula="of:=IF(['macrowatchlist.BRUTTA'.G46]=&quot;&quot;;&quot;empty&quot;;['macrowatchlist.BRUTTA'.G4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7]" office:value-type="string" office:string-value="FRA.YC">
            <text:p>FRA.YC</text:p>
          </table:table-cell>
          <table:table-cell table:formula="of:=IF(['macrowatchlist.BRUTTA'.F47]=&quot;&quot;;&quot;empty&quot;;['macrowatchlist.BRUTTA'.F47])" office:value-type="string" office:string-value="http://www.worldgovernmentbonds.com/country/france/">
            <text:p>http://www.worldgovernmentbonds.com/country/france/</text:p>
          </table:table-cell>
          <table:table-cell table:style-name="ce3" table:formula="of:=IF(['macrowatchlist.BRUTTA'.G47]=&quot;&quot;;&quot;empty&quot;;['macrowatchlist.BRUTTA'.G4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8]" office:value-type="string" office:string-value="DOLLAR.i">
            <text:p>DOLLAR.i</text:p>
          </table:table-cell>
          <table:table-cell table:formula="of:=IF(['macrowatchlist.BRUTTA'.F48]=&quot;&quot;;&quot;empty&quot;;['macrowatchlist.BRUTTA'.F48])" office:value-type="string" office:string-value="https://www.bloomberg.com/quote/DXY:CUR">
            <text:p>https://www.bloomberg.com/quote/DXY:CUR</text:p>
          </table:table-cell>
          <table:table-cell table:style-name="ce3" table:formula="of:=IF(['macrowatchlist.BRUTTA'.G48]=&quot;&quot;;&quot;empty&quot;;['macrowatchlist.BRUTTA'.G4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9]" office:value-type="string" office:string-value="EURUSD.S">
            <text:p>EURUSD.S</text:p>
          </table:table-cell>
          <table:table-cell table:formula="of:=IF(['macrowatchlist.BRUTTA'.F49]=&quot;&quot;;&quot;empty&quot;;['macrowatchlist.BRUTTA'.F49])" office:value-type="string" office:string-value="https://www.bloomberg.com/quote/EURUSD:CUR">
            <text:p>https://www.bloomberg.com/quote/EURUSD:CUR</text:p>
          </table:table-cell>
          <table:table-cell table:style-name="ce3" table:formula="of:=IF(['macrowatchlist.BRUTTA'.G49]=&quot;&quot;;&quot;empty&quot;;['macrowatchlist.BRUTTA'.G4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0]" office:value-type="string" office:string-value="EURUSD.Fr">
            <text:p>EURUSD.Fr</text:p>
          </table:table-cell>
          <table:table-cell table:formula="of:=IF(['macrowatchlist.BRUTTA'.F50]=&quot;&quot;;&quot;empty&quot;;['macrowatchlist.BRUTTA'.F50])" office:value-type="string" office:string-value="empty">
            <text:p>empty</text:p>
          </table:table-cell>
          <table:table-cell table:style-name="ce3" table:formula="of:=IF(['macrowatchlist.BRUTTA'.G50]=&quot;&quot;;&quot;empty&quot;;['macrowatchlist.BRUTTA'.G50])" office:value-type="string" office:string-value="http://www.cmegroup.com/trading/fx/g10/euro-fx.html">
            <text:p>http://www.cmegroup.com/trading/fx/g10/euro-fx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1]" office:value-type="string" office:string-value="GBPUSD.S">
            <text:p>GBPUSD.S</text:p>
          </table:table-cell>
          <table:table-cell table:formula="of:=IF(['macrowatchlist.BRUTTA'.F51]=&quot;&quot;;&quot;empty&quot;;['macrowatchlist.BRUTTA'.F51])" office:value-type="string" office:string-value="https://www.bloomberg.com/quote/GBPUSD:CUR">
            <text:p>https://www.bloomberg.com/quote/GBPUSD:CUR</text:p>
          </table:table-cell>
          <table:table-cell table:style-name="ce3" table:formula="of:=IF(['macrowatchlist.BRUTTA'.G51]=&quot;&quot;;&quot;empty&quot;;['macrowatchlist.BRUTTA'.G5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2]" office:value-type="string" office:string-value="GBPUSD.Fr">
            <text:p>GBPUSD.Fr</text:p>
          </table:table-cell>
          <table:table-cell table:formula="of:=IF(['macrowatchlist.BRUTTA'.F52]=&quot;&quot;;&quot;empty&quot;;['macrowatchlist.BRUTTA'.F52])" office:value-type="string" office:string-value="empty">
            <text:p>empty</text:p>
          </table:table-cell>
          <table:table-cell table:style-name="ce3" table:formula="of:=IF(['macrowatchlist.BRUTTA'.G52]=&quot;&quot;;&quot;empty&quot;;['macrowatchlist.BRUTTA'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3]" office:value-type="string" office:string-value="AUDUSD.S">
            <text:p>AUDUSD.S</text:p>
          </table:table-cell>
          <table:table-cell table:formula="of:=IF(['macrowatchlist.BRUTTA'.F53]=&quot;&quot;;&quot;empty&quot;;['macrowatchlist.BRUTTA'.F53])" office:value-type="string" office:string-value="https://www.bloomberg.com/quote/AUDUSD:CUR">
            <text:p>https://www.bloomberg.com/quote/AUDUSD:CUR</text:p>
          </table:table-cell>
          <table:table-cell table:style-name="ce3" table:formula="of:=IF(['macrowatchlist.BRUTTA'.G53]=&quot;&quot;;&quot;empty&quot;;['macrowatchlist.BRUTTA'.G5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4]" office:value-type="string" office:string-value="AUDUSD.Fr">
            <text:p>AUDUSD.Fr</text:p>
          </table:table-cell>
          <table:table-cell table:formula="of:=IF(['macrowatchlist.BRUTTA'.F54]=&quot;&quot;;&quot;empty&quot;;['macrowatchlist.BRUTTA'.F54])" office:value-type="string" office:string-value="empty">
            <text:p>empty</text:p>
          </table:table-cell>
          <table:table-cell table:style-name="ce3" table:formula="of:=IF(['macrowatchlist.BRUTTA'.G54]=&quot;&quot;;&quot;empty&quot;;['macrowatchlist.BRUTTA'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4" table:number-columns-repeated="1021"/>
        </table:table-row>
        <table:table-row table:style-name="ro1">
          <table:table-cell table:formula="of:=['macrowatchlist.BRUTTA'.E55]" office:value-type="string" office:string-value="EURYEN.S">
            <text:p>EURYEN.S</text:p>
          </table:table-cell>
          <table:table-cell table:formula="of:=IF(['macrowatchlist.BRUTTA'.F55]=&quot;&quot;;&quot;empty&quot;;['macrowatchlist.BRUTTA'.F55])" office:value-type="string" office:string-value="https://www.bloomberg.com/quote/EURJPY:CUR">
            <text:p>https://www.bloomberg.com/quote/EURJPY:CUR</text:p>
          </table:table-cell>
          <table:table-cell table:style-name="ce3" table:formula="of:=IF(['macrowatchlist.BRUTTA'.G55]=&quot;&quot;;&quot;empty&quot;;['macrowatchlist.BRUTTA'.G5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6]" office:value-type="string" office:string-value="EURYEN.Fr">
            <text:p>EURYEN.Fr</text:p>
          </table:table-cell>
          <table:table-cell table:formula="of:=IF(['macrowatchlist.BRUTTA'.F56]=&quot;&quot;;&quot;empty&quot;;['macrowatchlist.BRUTTA'.F56])" office:value-type="string" office:string-value="empty">
            <text:p>empty</text:p>
          </table:table-cell>
          <table:table-cell table:style-name="ce3" table:formula="of:=IF(['macrowatchlist.BRUTTA'.G56]=&quot;&quot;;&quot;empty&quot;;['macrowatchlist.BRUTTA'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7]" office:value-type="string" office:string-value="USDYEN.S">
            <text:p>USDYEN.S</text:p>
          </table:table-cell>
          <table:table-cell table:formula="of:=IF(['macrowatchlist.BRUTTA'.F57]=&quot;&quot;;&quot;empty&quot;;['macrowatchlist.BRUTTA'.F57])" office:value-type="string" office:string-value="https://www.bloomberg.com/quote/USDJPY:CUR">
            <text:p>https://www.bloomberg.com/quote/USDJPY:CUR</text:p>
          </table:table-cell>
          <table:table-cell table:style-name="ce3" table:formula="of:=IF(['macrowatchlist.BRUTTA'.G57]=&quot;&quot;;&quot;empty&quot;;['macrowatchlist.BRUTTA'.G5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8]" office:value-type="string" office:string-value="USDYEN.Fr">
            <text:p>USDYEN.Fr</text:p>
          </table:table-cell>
          <table:table-cell table:formula="of:=IF(['macrowatchlist.BRUTTA'.F58]=&quot;&quot;;&quot;empty&quot;;['macrowatchlist.BRUTTA'.F58])" office:value-type="string" office:string-value="empty">
            <text:p>empty</text:p>
          </table:table-cell>
          <table:table-cell table:style-name="ce3" table:formula="of:=IF(['macrowatchlist.BRUTTA'.G58]=&quot;&quot;;&quot;empty&quot;;['macrowatchlist.BRUTTA'.G58])" office:value-type="string" office:string-value="http://www.cmegroup.com/trading/fx/g10/japanese-yen.html">
            <text:p>http://www.cmegroup.com/trading/fx/g10/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9]" office:value-type="string" office:string-value="USDCHF.S">
            <text:p>USDCHF.S</text:p>
          </table:table-cell>
          <table:table-cell table:formula="of:=IF(['macrowatchlist.BRUTTA'.F59]=&quot;&quot;;&quot;empty&quot;;['macrowatchlist.BRUTTA'.F59])" office:value-type="string" office:string-value="https://www.bloomberg.com/quote/USDCHF:CUR">
            <text:p>https://www.bloomberg.com/quote/USDCHF:CUR</text:p>
          </table:table-cell>
          <table:table-cell table:style-name="ce3" table:formula="of:=IF(['macrowatchlist.BRUTTA'.G59]=&quot;&quot;;&quot;empty&quot;;['macrowatchlist.BRUTTA'.G5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0]" office:value-type="string" office:string-value="USDCHF.Fr">
            <text:p>USDCHF.Fr</text:p>
          </table:table-cell>
          <table:table-cell table:formula="of:=IF(['macrowatchlist.BRUTTA'.F60]=&quot;&quot;;&quot;empty&quot;;['macrowatchlist.BRUTTA'.F60])" office:value-type="string" office:string-value="empty">
            <text:p>empty</text:p>
          </table:table-cell>
          <table:table-cell table:style-name="ce3" table:formula="of:=IF(['macrowatchlist.BRUTTA'.G60]=&quot;&quot;;&quot;empty&quot;;['macrowatchlist.BRUTTA'.G60])" office:value-type="string" office:string-value="http://www.cmegroup.com/trading/fx/g10/swiss-franc.html">
            <text:p>http://www.cmegroup.com/trading/fx/g10/swiss-franc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1]" office:value-type="string" office:string-value="GOLD.S">
            <text:p>GOLD.S</text:p>
          </table:table-cell>
          <table:table-cell table:formula="of:=IF(['macrowatchlist.BRUTTA'.F61]=&quot;&quot;;&quot;empty&quot;;['macrowatchlist.BRUTTA'.F61])" office:value-type="string" office:string-value="https://www.bloomberg.com/quote/XAUUSD:CUR">
            <text:p>https://www.bloomberg.com/quote/XAUUSD:CUR</text:p>
          </table:table-cell>
          <table:table-cell table:style-name="ce3" table:formula="of:=IF(['macrowatchlist.BRUTTA'.G61]=&quot;&quot;;&quot;empty&quot;;['macrowatchlist.BRUTTA'.G6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2]" office:value-type="string" office:string-value="GOLD.F">
            <text:p>GOLD.F</text:p>
          </table:table-cell>
          <table:table-cell table:formula="of:=IF(['macrowatchlist.BRUTTA'.F62]=&quot;&quot;;&quot;empty&quot;;['macrowatchlist.BRUTTA'.F62])" office:value-type="string" office:string-value="http://www.marketwatch.com/investing/future/gold">
            <text:p>http://www.marketwatch.com/investing/future/gold</text:p>
          </table:table-cell>
          <table:table-cell table:style-name="ce3" table:formula="of:=IF(['macrowatchlist.BRUTTA'.G62]=&quot;&quot;;&quot;empty&quot;;['macrowatchlist.BRUTTA'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3]" office:value-type="string" office:string-value="SILVER.S">
            <text:p>SILVER.S</text:p>
          </table:table-cell>
          <table:table-cell table:formula="of:=IF(['macrowatchlist.BRUTTA'.F63]=&quot;&quot;;&quot;empty&quot;;['macrowatchlist.BRUTTA'.F63])" office:value-type="string" office:string-value="https://www.bloomberg.com/quote/XAG:CUR">
            <text:p>https://www.bloomberg.com/quote/XAG:CUR</text:p>
          </table:table-cell>
          <table:table-cell table:style-name="ce3" table:formula="of:=IF(['macrowatchlist.BRUTTA'.G63]=&quot;&quot;;&quot;empty&quot;;['macrowatchlist.BRUTTA'.G6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4]" office:value-type="string" office:string-value="SILVER.F">
            <text:p>SILVER.F</text:p>
          </table:table-cell>
          <table:table-cell table:formula="of:=IF(['macrowatchlist.BRUTTA'.F64]=&quot;&quot;;&quot;empty&quot;;['macrowatchlist.BRUTTA'.F64])" office:value-type="string" office:string-value="http://www.marketwatch.com/investing/future/silver">
            <text:p>http://www.marketwatch.com/investing/future/silver</text:p>
          </table:table-cell>
          <table:table-cell table:style-name="ce3" table:formula="of:=IF(['macrowatchlist.BRUTTA'.G64]=&quot;&quot;;&quot;empty&quot;;['macrowatchlist.BRUTTA'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5]" office:value-type="string" office:string-value="COPPER.F">
            <text:p>COPPER.F</text:p>
          </table:table-cell>
          <table:table-cell table:formula="of:=IF(['macrowatchlist.BRUTTA'.F65]=&quot;&quot;;&quot;empty&quot;;['macrowatchlist.BRUTTA'.F65])" office:value-type="string" office:string-value="http://www.marketwatch.com/investing/future/copper">
            <text:p>http://www.marketwatch.com/investing/future/copper</text:p>
          </table:table-cell>
          <table:table-cell table:style-name="ce3" table:formula="of:=IF(['macrowatchlist.BRUTTA'.G65]=&quot;&quot;;&quot;empty&quot;;['macrowatchlist.BRUTTA'.G65])" office:value-type="string" office:string-value="http://www.cmegroup.com/trading/metals/base/copper.html">
            <text:p>http://www.cmegroup.com/trading/metals/base/copper.html</text:p>
          </table:table-cell>
          <table:table-cell table:style-name="ce4" table:number-columns-repeated="1021"/>
        </table:table-row>
        <table:table-row table:style-name="ro1">
          <table:table-cell table:formula="of:=['macrowatchlist.BRUTTA'.E66]" office:value-type="string" office:string-value="CL.F">
            <text:p>CL.F</text:p>
          </table:table-cell>
          <table:table-cell table:formula="of:=IF(['macrowatchlist.BRUTTA'.F66]=&quot;&quot;;&quot;empty&quot;;['macrowatchlist.BRUTTA'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" table:formula="of:=IF(['macrowatchlist.BRUTTA'.G66]=&quot;&quot;;&quot;empty&quot;;['macrowatchlist.BRUTTA'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7]" office:value-type="string" office:string-value="WTI.F">
            <text:p>WTI.F</text:p>
          </table:table-cell>
          <table:table-cell table:formula="of:=IF(['macrowatchlist.BRUTTA'.F67]=&quot;&quot;;&quot;empty&quot;;['macrowatchlist.BRUTTA'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" table:formula="of:=IF(['macrowatchlist.BRUTTA'.G67]=&quot;&quot;;&quot;empty&quot;;['macrowatchlist.BRUTTA'.G6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8]" office:value-type="string" office:string-value="BRENT.F">
            <text:p>BRENT.F</text:p>
          </table:table-cell>
          <table:table-cell table:formula="of:=IF(['macrowatchlist.BRUTTA'.F68]=&quot;&quot;;&quot;empty&quot;;['macrowatchlist.BRUTTA'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" table:formula="of:=IF(['macrowatchlist.BRUTTA'.G68]=&quot;&quot;;&quot;empty&quot;;['macrowatchlist.BRUTTA'.G6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9]" office:value-type="string" office:string-value="NATURALGAS.F">
            <text:p>NATURALGAS.F</text:p>
          </table:table-cell>
          <table:table-cell table:formula="of:=IF(['macrowatchlist.BRUTTA'.F69]=&quot;&quot;;&quot;empty&quot;;['macrowatchlist.BRUTTA'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" table:formula="of:=IF(['macrowatchlist.BRUTTA'.G69]=&quot;&quot;;&quot;empty&quot;;['macrowatchlist.BRUTTA'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70]" office:value-type="string" office:string-value="CORN.F">
            <text:p>CORN.F</text:p>
          </table:table-cell>
          <table:table-cell table:formula="of:=IF(['macrowatchlist.BRUTTA'.F70]=&quot;&quot;;&quot;empty&quot;;['macrowatchlist.BRUTTA'.F70])" office:value-type="string" office:string-value="http://www.marketwatch.com/investing/future/corn">
            <text:p>http://www.marketwatch.com/investing/future/corn</text:p>
          </table:table-cell>
          <table:table-cell table:style-name="ce3" table:formula="of:=IF(['macrowatchlist.BRUTTA'.G70]=&quot;&quot;;&quot;empty&quot;;['macrowatchlist.BRUTTA'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71]" office:value-type="string" office:string-value="SOYBEAN.F">
            <text:p>SOYBEAN.F</text:p>
          </table:table-cell>
          <table:table-cell table:formula="of:=IF(['macrowatchlist.BRUTTA'.F71]=&quot;&quot;;&quot;empty&quot;;['macrowatchlist.BRUTTA'.F71])" office:value-type="string" office:string-value="http://www.marketwatch.com/investing/future/soybeans">
            <text:p>http://www.marketwatch.com/investing/future/soybeans</text:p>
          </table:table-cell>
          <table:table-cell table:style-name="ce3" table:formula="of:=IF(['macrowatchlist.BRUTTA'.G71]=&quot;&quot;;&quot;empty&quot;;['macrowatchlist.BRUTTA'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4" table:number-columns-repeated="3"/>
          <table:table-cell table:number-columns-repeated="1018"/>
        </table:table-row>
        <table:table-row table:style-name="ro1" table:number-rows-repeated="3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rowatchlist.BRUTTA" table:style-name="ta1" table:print="false"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CDX.d</text:p>
          </table:table-cell>
          <table:table-cell table:style-name="ce5" office:value-type="string">
            <text:p>http://www.wsj.com/mdc/public/npage/2_3023_creditdervs.html</text:p>
          </table:table-cell>
          <table:table-cell table:style-name="ce5"/>
          <table:table-cell table:style-name="ce5" table:number-columns-repeated="1017"/>
        </table:table-row>
        <table:table-row table:style-name="ro1">
          <table:table-cell table:style-name="ce6"/>
          <table:table-cell table:style-name="ce7" table:formula="of:=[.B2]" office:value-type="string" office:string-value="F">
            <text:p>F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6" office:value-type="string">
            <text:p>CDS.d</text:p>
          </table:table-cell>
          <table:table-cell table:style-name="ce6" office:value-type="string">
            <text:p>http://www.worldgovernmentbonds.com/sovereign-cds/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1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1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.i</text:p>
          </table:table-cell>
          <table:table-cell office:value-type="string">
            <text:p>https://www.bloomberg.com/quote/RTY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.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DJIA.i</text:p>
          </table:table-cell>
          <table:table-cell office:value-type="string">
            <text:p>https://www.bloomberg.com/quote/INDU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.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NASDAQ.i</text:p>
          </table:table-cell>
          <table:table-cell office:value-type="string">
            <text:p>https://www.bloomberg.com/quote/NDX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.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SPY.i</text:p>
          </table:table-cell>
          <table:table-cell office:value-type="string">
            <text:p>https://www.bloomberg.com/quote/SPY:U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.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i</text:p>
          </table:table-cell>
          <table:table-cell office:value-type="string">
            <text:p>https://www.bloomberg.com/quote/VI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25]" office:value-type="string" office:string-value="A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</text:p>
          </table:table-cell>
          <table:table-cell table:style-name="ce9" office:value-type="string">
            <text:p>ES.F</text:p>
          </table:table-cell>
          <table:table-cell table:style-name="ce6" office:value-type="string">
            <text:p>http://www.marketwatch.com/investing/future/sp%20500%20futures</text:p>
          </table:table-cell>
          <table:table-cell table:style-name="ce6" office:value-type="string">
            <text:p>https://www.cmegroup.com/trading/equity-index/us-index/e-mini-sandp500.html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1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13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10.F</text:p>
          </table:table-cell>
          <table:table-cell table:style-name="ce13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1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1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1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5.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40]" office:value-type="string" office:string-value="B">
            <text:p>B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string">
            <text:p>ITA10.Y</text:p>
          </table:table-cell>
          <table:table-cell table:style-name="ce6" office:value-type="string">
            <text:p>https://www.bloomberg.com/quote/GBTPGR10:IND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.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.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1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.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1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.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1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.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7" table:formula="of:=[.B46]" office:value-type="string" office:string-value="C">
            <text:p>C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RA.YC</text:p>
          </table:table-cell>
          <table:table-cell table:style-name="ce6" office:value-type="string">
            <text:p>http://www.worldgovernmentbonds.com/country/france/</text:p>
          </table:table-cell>
          <table:table-cell table:style-name="ce6"/>
          <table:table-cell table:style-name="ce6" office:value-type="string">
            <text:p>http://www.cnbc.com/bonds-france-treasurys/</text:p>
          </table:table-cell>
          <table:table-cell table:style-name="ce6" table:number-columns-repeated="1016"/>
        </table:table-row>
        <table:table-row table:style-name="ro1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1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1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1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1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1">
          <table:table-cell table:style-name="ce4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12" office:value-type="string">
            <text:p>USDCHF.S</text:p>
          </table:table-cell>
          <table:table-cell table:style-name="ce4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59]" office:value-type="string" office:string-value="D">
            <text:p>D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USDCHF.Fr</text:p>
          </table:table-cell>
          <table:table-cell table:style-name="ce6"/>
          <table:table-cell table:style-name="ce6" office:value-type="string">
            <text:p>http://www.cmegroup.com/trading/fx/g10/swiss-franc.html</text:p>
          </table:table-cell>
          <table:table-cell table:style-name="ce6" table:number-columns-repeated="2"/>
          <table:table-cell table:style-name="ce6" office:value-type="string">
            <text:p>needs to be inverted cus is given in the spot as JPY but future is given as USD.. so divide 1 by usd future value to get Jpy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1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1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1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1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1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1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S</text:p>
          </table:table-cell>
          <table:table-cell table:style-name="ce7" table:formula="of:=[.B70]" office:value-type="string" office:string-value="E">
            <text:p>E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</text:p>
          </table:table-cell>
          <table:table-cell table:style-name="ce9" office:value-type="string">
            <text:p>SOYBEAN.F</text:p>
          </table:table-cell>
          <table:table-cell table:style-name="ce6" office:value-type="string">
            <text:p>http://www.marketwatch.com/investing/future/soybeans</text:p>
          </table:table-cell>
          <table:table-cell table:style-name="ce6" office:value-type="string">
            <text:p>http://www.cmegroup.com/trading/agricultural/grain-and-oilseed/soybean.html</text:p>
          </table:table-cell>
          <table:table-cell table:style-name="ce6" office:value-type="string">
            <text:p>https://www.bloomberg.com/quote/S%201:COM</text:p>
          </table:table-cell>
          <table:table-cell table:style-name="ce6"/>
          <table:table-cell table:style-name="ce6" office:value-type="string">
            <text:p>same highest volume, better price for MW</text:p>
          </table:table-cell>
          <table:table-cell table:style-name="ce6" table:number-columns-repeated="1014"/>
        </table:table-row>
      </table:table>
      <table:table table:name="guilist.csv" table:style-name="ta1" table:print="false">
        <table:table-column table:style-name="co15" table:number-columns-repeated="3" table:default-cell-style-name="ce16"/>
        <table:table-column table:style-name="co15" table:number-columns-repeated="6" table:default-cell-style-name="ce2"/>
        <table:table-column table:style-name="co15" table:number-columns-repeated="2" table:default-cell-style-name="Default"/>
        <table:table-row table:style-name="ro1">
          <table:table-cell table:style-name="ce14" office:value-type="string">
            <text:p>ES.F</text:p>
          </table:table-cell>
          <table:table-cell table:style-name="ce15" office:value-type="string">
            <text:p>NASDAQ.F</text:p>
          </table:table-cell>
          <table:table-cell table:style-name="ce15" office:value-type="string">
            <text:p>DAX.F</text:p>
          </table:table-cell>
          <table:table-cell table:style-name="ce15" office:value-type="string">
            <text:p>FTSE.F</text:p>
          </table:table-cell>
          <table:table-cell table:style-name="ce18" office:value-type="string">
            <text:p>GOLD.S</text:p>
          </table:table-cell>
          <table:table-cell table:style-name="ce18" office:value-type="string">
            <text:p>CL.F</text:p>
          </table:table-cell>
          <table:table-cell table:style-name="ce21" office:value-type="string">
            <text:p>DOLLAR.i</text:p>
          </table:table-cell>
          <table:table-cell table:style-name="ce21" office:value-type="string">
            <text:p>EURYEN.S</text:p>
          </table:table-cell>
          <table:table-cell table:style-name="ce25" office:value-type="string">
            <text:p>EURODOLLAR.F</text:p>
          </table:table-cell>
          <table:table-cell table:style-name="ce25" office:value-type="string">
            <text:p>GER2.F</text:p>
          </table:table-cell>
          <table:table-cell table:style-name="ce27" office:value-type="string">
            <text:p>US.YC</text:p>
          </table:table-cell>
        </table:table-row>
        <table:table-row table:style-name="ro1">
          <table:table-cell table:style-name="ce15" office:value-type="string">
            <text:p>SPX.i</text:p>
          </table:table-cell>
          <table:table-cell table:style-name="ce15" office:value-type="string">
            <text:p>NASDAQ.i</text:p>
          </table:table-cell>
          <table:table-cell table:style-name="ce15" office:value-type="string">
            <text:p>DAX.i</text:p>
          </table:table-cell>
          <table:table-cell table:style-name="ce15" office:value-type="string">
            <text:p>FTSE.i</text:p>
          </table:table-cell>
          <table:table-cell table:style-name="ce18" office:value-type="string">
            <text:p>GOLD.F</text:p>
          </table:table-cell>
          <table:table-cell table:style-name="ce18" office:value-type="string">
            <text:p>WTI.F</text:p>
          </table:table-cell>
          <table:table-cell table:style-name="ce21" office:value-type="string">
            <text:p>EURUSD.S</text:p>
          </table:table-cell>
          <table:table-cell table:style-name="ce21" office:value-type="string">
            <text:p>EURYEN.Fr</text:p>
          </table:table-cell>
          <table:table-cell table:style-name="ce25" office:value-type="string">
            <text:p>US2.F</text:p>
          </table:table-cell>
          <table:table-cell table:style-name="ce25" office:value-type="string">
            <text:p>GER5.F</text:p>
          </table:table-cell>
          <table:table-cell table:style-name="ce27" office:value-type="string">
            <text:p>JAP.YC</text:p>
          </table:table-cell>
        </table:table-row>
        <table:table-row table:style-name="ro1">
          <table:table-cell table:style-name="ce15" office:value-type="string">
            <text:p>SPY.i</text:p>
          </table:table-cell>
          <table:table-cell table:style-name="ce15" office:value-type="string">
            <text:p>VIX.F</text:p>
          </table:table-cell>
          <table:table-cell table:style-name="ce15" office:value-type="string">
            <text:p>STOXX50.F</text:p>
          </table:table-cell>
          <table:table-cell table:style-name="ce15" office:value-type="string">
            <text:p>MIB.i</text:p>
          </table:table-cell>
          <table:table-cell table:style-name="ce18" office:value-type="string">
            <text:p>COPPER.F</text:p>
          </table:table-cell>
          <table:table-cell table:style-name="ce18" office:value-type="string">
            <text:p>BRENT.F</text:p>
          </table:table-cell>
          <table:table-cell table:style-name="ce21" office:value-type="string">
            <text:p>EURUSD.Fr</text:p>
          </table:table-cell>
          <table:table-cell table:style-name="Default"/>
          <table:table-cell table:style-name="ce25" office:value-type="string">
            <text:p>US5.F</text:p>
          </table:table-cell>
          <table:table-cell table:style-name="ce25" office:value-type="string">
            <text:p>GER10.F</text:p>
          </table:table-cell>
          <table:table-cell table:style-name="ce27" office:value-type="string">
            <text:p>GER.YC</text:p>
          </table:table-cell>
        </table:table-row>
        <table:table-row table:style-name="ro1">
          <table:table-cell table:style-name="ce15" office:value-type="string">
            <text:p>DJIA.i</text:p>
          </table:table-cell>
          <table:table-cell table:style-name="ce15" office:value-type="string">
            <text:p>VIX.i</text:p>
          </table:table-cell>
          <table:table-cell table:style-name="ce15" office:value-type="string">
            <text:p>STOXX50.i</text:p>
          </table:table-cell>
          <table:table-cell table:style-name="ce15" office:value-type="string">
            <text:p>CAC.i</text:p>
          </table:table-cell>
          <table:table-cell table:style-name="ce18" office:value-type="string">
            <text:p>SILVER.S</text:p>
          </table:table-cell>
          <table:table-cell table:style-name="ce18" office:value-type="string">
            <text:p>NATURALGAS.F</text:p>
          </table:table-cell>
          <table:table-cell table:style-name="ce21" office:value-type="string">
            <text:p>GBPUSD.S</text:p>
          </table:table-cell>
          <table:table-cell table:style-name="ce21" office:value-type="string">
            <text:p>USDYEN.S</text:p>
          </table:table-cell>
          <table:table-cell table:style-name="ce25" office:value-type="string">
            <text:p>US10.F</text:p>
          </table:table-cell>
          <table:table-cell/>
          <table:table-cell table:style-name="ce27" office:value-type="string">
            <text:p>UK.YC</text:p>
          </table:table-cell>
        </table:table-row>
        <table:table-row table:style-name="ro1">
          <table:table-cell table:style-name="ce15" office:value-type="string">
            <text:p>DJIA.F</text:p>
          </table:table-cell>
          <table:table-cell table:style-name="Default"/>
          <table:table-cell table:style-name="ce15" office:value-type="string">
            <text:p>STOXX600.F</text:p>
          </table:table-cell>
          <table:table-cell table:style-name="Default"/>
          <table:table-cell table:style-name="ce18" office:value-type="string">
            <text:p>SILVER.F</text:p>
          </table:table-cell>
          <table:table-cell table:style-name="Default"/>
          <table:table-cell table:style-name="ce21" office:value-type="string">
            <text:p>GBPUSD.Fr</text:p>
          </table:table-cell>
          <table:table-cell table:style-name="ce21" office:value-type="string">
            <text:p>USDYEN.Fr</text:p>
          </table:table-cell>
          <table:table-cell table:style-name="ce25" office:value-type="string">
            <text:p>US30.F</text:p>
          </table:table-cell>
          <table:table-cell table:style-name="ce25" office:value-type="string">
            <text:p>JAP5.Y</text:p>
          </table:table-cell>
          <table:table-cell table:style-name="ce27" office:value-type="string">
            <text:p>ITA.YC</text:p>
          </table:table-cell>
        </table:table-row>
        <table:table-row table:style-name="ro1">
          <table:table-cell table:style-name="ce15" office:value-type="string">
            <text:p>RUSSEL.i</text:p>
          </table:table-cell>
          <table:table-cell table:style-name="ce15" office:value-type="string">
            <text:p>NIKKEI.F</text:p>
          </table:table-cell>
          <table:table-cell table:style-name="ce15" office:value-type="string">
            <text:p>STOXX600.i</text:p>
          </table:table-cell>
          <table:table-cell table:style-name="ce15" office:value-type="string">
            <text:p>HANGSENG.F</text:p>
          </table:table-cell>
          <table:table-cell table:style-name="Default"/>
          <table:table-cell table:style-name="ce18" office:value-type="string">
            <text:p>CORN.F</text:p>
          </table:table-cell>
          <table:table-cell table:style-name="ce21" office:value-type="string">
            <text:p>AUDUSD.S</text:p>
          </table:table-cell>
          <table:table-cell table:style-name="ce22" office:value-type="string">
            <text:p>USDCHF.S</text:p>
          </table:table-cell>
          <table:table-cell table:style-name="ce25" office:value-type="string">
            <text:p>UK5.Y</text:p>
          </table:table-cell>
          <table:table-cell table:style-name="ce25" office:value-type="string">
            <text:p>JAP10.Y</text:p>
          </table:table-cell>
          <table:table-cell table:style-name="ce28" office:value-type="string">
            <text:p>FRA.YC</text:p>
          </table:table-cell>
        </table:table-row>
        <table:table-row table:style-name="ro1">
          <table:table-cell table:style-name="ce15" office:value-type="string">
            <text:p>RUSSEL.F</text:p>
          </table:table-cell>
          <table:table-cell table:style-name="ce15" office:value-type="string">
            <text:p>NIKKEI.i</text:p>
          </table:table-cell>
          <table:table-cell table:style-name="Default"/>
          <table:table-cell table:style-name="ce15" office:value-type="string">
            <text:p>HANGSENG.i</text:p>
          </table:table-cell>
          <table:table-cell table:style-name="Default"/>
          <table:table-cell table:style-name="ce20" office:value-type="string">
            <text:p>SOYBEAN.F</text:p>
          </table:table-cell>
          <table:table-cell table:style-name="ce21" office:value-type="string">
            <text:p>AUDUSD.Fr</text:p>
          </table:table-cell>
          <table:table-cell table:style-name="ce22" office:value-type="string">
            <text:p>USDCHF.Fr</text:p>
          </table:table-cell>
          <table:table-cell table:style-name="ce25" office:value-type="string">
            <text:p>UK10.Y</text:p>
          </table:table-cell>
          <table:table-cell table:style-name="ce26" office:value-type="string">
            <text:p>ITA10.Y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/>
          <table:table-cell table:style-name="ce17" table:number-columns-repeated="2"/>
          <table:table-cell table:style-name="Default" table:number-columns-repeated="2"/>
          <table:table-cell table:style-name="ce17"/>
          <table:table-cell table:style-name="ce16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7"/>
          <table:table-cell/>
          <table:table-cell table:style-name="Default" table:number-columns-repeated="2"/>
          <table:table-cell table:style-name="ce17"/>
          <table:table-cell table:style-name="ce19" table:number-columns-repeated="2"/>
          <table:table-cell table:style-name="Default"/>
          <table:table-cell table:style-name="ce23"/>
          <table:table-cell/>
        </table:table-row>
        <table:table-row table:style-name="ro1">
          <table:table-cell table:style-name="Default"/>
          <table:table-cell table:style-name="ce17"/>
          <table:table-cell/>
          <table:table-cell table:style-name="ce16"/>
          <table:table-cell table:style-name="Default"/>
          <table:table-cell table:style-name="ce16"/>
          <table:table-cell table:style-name="Default"/>
          <table:table-cell table:style-name="ce23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7"/>
          <table:table-cell table:style-name="Default"/>
          <table:table-cell table:style-name="ce16"/>
          <table:table-cell table:style-name="Default"/>
          <table:table-cell table:style-name="ce24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17"/>
          <table:table-cell table:style-name="ce16" table:number-columns-repeated="2"/>
          <table:table-cell table:style-name="Default"/>
          <table:table-cell table:style-name="ce17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7"/>
          <table:table-cell table:style-name="ce16" table:number-columns-repeated="2"/>
          <table:table-cell table:style-name="Default"/>
          <table:table-cell table:style-name="ce23"/>
          <table:table-cell table:number-columns-repeated="3"/>
        </table:table-row>
        <table:table-row table:style-name="ro1">
          <table:table-cell table:style-name="Default"/>
          <table:table-cell table:style-name="ce17"/>
          <table:table-cell/>
          <table:table-cell table:style-name="ce17"/>
          <table:table-cell table:style-name="ce16" table:number-columns-repeated="2"/>
          <table:table-cell table:style-name="Default"/>
          <table:table-cell table:style-name="ce23"/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2"/>
          <table:table-cell table:style-name="ce17"/>
          <table:table-cell table:style-name="ce16" table:number-columns-repeated="2"/>
          <table:table-cell table:style-name="Default"/>
          <table:table-cell table:style-name="ce23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7"/>
          <table:table-cell table:style-name="ce16" table:number-columns-repeated="2"/>
          <table:table-cell table:style-name="Default"/>
          <table:table-cell table:style-name="ce24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17"/>
          <table:table-cell table:style-name="ce16" table:number-columns-repeated="2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17"/>
          <table:table-cell table:style-name="ce19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5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Values.Notes" table:style-name="ta1" table:print="false">
        <table:table-column table:style-name="co16" table:number-columns-repeated="9" table:default-cell-style-name="ce1"/>
        <table:table-column table:style-name="co7" table:number-columns-repeated="1015" table:default-cell-style-name="ce1"/>
        <table:table-row table:style-name="ro2">
          <table:table-cell table:style-name="ce29" office:value-type="string">
            <text:p>TICKER</text:p>
          </table:table-cell>
          <table:table-cell table:style-name="ce29" office:value-type="string">
            <text:p>RANGE</text:p>
          </table:table-cell>
          <table:table-cell table:style-name="ce29" office:value-type="string">
            <text:p>%CHANGE</text:p>
          </table:table-cell>
          <table:table-cell table:style-name="ce29" office:value-type="string">
            <text:p>%CHANGE(range)</text:p>
          </table:table-cell>
          <table:table-cell table:style-name="ce30" office:value-type="string">
            <text:p>ptCHANGE</text:p>
          </table:table-cell>
          <table:table-cell table:style-name="ce30" office:value-type="string">
            <text:p>Gap</text:p>
          </table:table-cell>
          <table:table-cell table:style-name="ce30" office:value-type="string">
            <text:p>Gap/Range</text:p>
          </table:table-cell>
          <table:table-cell table:number-columns-repeated="1017"/>
        </table:table-row>
        <table:table-row table:style-name="ro2">
          <table:table-cell table:style-name="ce29" office:value-type="string">
            <text:p>PRICE</text:p>
          </table:table-cell>
          <table:table-cell table:style-name="ce32" office:value-type="string">
            <text:p>RANGE~</text:p>
          </table:table-cell>
          <table:table-cell table:style-name="ce32" office:value-type="string">
            <text:p>%CHANGE~</text:p>
          </table:table-cell>
          <table:table-cell table:style-name="ce32" office:value-type="string">
            <text:p>%CHANGE(range)~</text:p>
          </table:table-cell>
          <table:table-cell table:style-name="ce31" office:value-type="string">
            <text:p>ptCHANGE~</text:p>
          </table:table-cell>
          <table:table-cell table:style-name="ce31" office:value-type="string">
            <text:p>Gap~</text:p>
          </table:table-cell>
          <table:table-cell table:style-name="ce31" office:value-type="string">
            <text:p>Gap/Range~</text:p>
          </table:table-cell>
          <table:table-cell table:number-columns-repeated="1017"/>
        </table:table-row>
        <table:table-row table:style-name="ro2">
          <table:table-cell table:style-name="ce30" office:value-type="string">
            <text:p>TOT_VOL</text:p>
          </table:table-cell>
          <table:table-cell table:style-name="ce29" office:value-type="string">
            <text:p>VOL</text:p>
          </table:table-cell>
          <table:table-cell table:style-name="ce30" office:value-type="string">
            <text:p>Oi</text:p>
          </table:table-cell>
          <table:table-cell table:style-name="ce30" office:value-type="string">
            <text:p>Oi(Delta)</text:p>
          </table:table-cell>
          <table:table-cell table:style-name="ce30" office:value-type="string">
            <text:p>BT</text:p>
          </table:table-cell>
          <table:table-cell table:style-name="ce33" office:value-type="string">
            <text:p>VOL/Range</text:p>
          </table:table-cell>
          <table:table-cell table:number-columns-repeated="1018"/>
        </table:table-row>
        <table:table-row table:style-name="ro2">
          <table:table-cell table:style-name="ce31" office:value-type="string">
            <text:p>TOT_VOL~</text:p>
          </table:table-cell>
          <table:table-cell table:style-name="ce32" office:value-type="string">
            <text:p>VOL~</text:p>
          </table:table-cell>
          <table:table-cell table:style-name="ce31" office:value-type="string">
            <text:p>Oi~</text:p>
          </table:table-cell>
          <table:table-cell table:style-name="ce31" office:value-type="string">
            <text:p>Oi(Delta)~</text:p>
          </table:table-cell>
          <table:table-cell table:style-name="ce31" office:value-type="string">
            <text:p>BT~</text:p>
          </table:table-cell>
          <table:table-cell table:style-name="ce34" office:value-type="string">
            <text:p>VOL/Range~</text:p>
          </table:table-cell>
          <table:table-cell table:number-columns-repeated="1018"/>
        </table:table-row>
        <table:table-row table:style-name="ro2">
          <table:table-cell/>
          <table:table-cell table:style-name="ce30" office:value-type="string">
            <text:p>VOLMAX</text:p>
          </table:table-cell>
          <table:table-cell table:number-columns-repeated="1022"/>
        </table:table-row>
        <table:table-row table:style-name="ro2">
          <table:table-cell/>
          <table:table-cell table:style-name="ce31" office:value-type="string">
            <text:p>VOLMAX~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guilist.csv'.J1:'guilist.csv'.K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17/09/2017</text:date>, <text:time>14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7T14:39:08</dc:date>
    <meta:generator>OpenOffice/4.1.2$Unix OpenOffice.org_project/412m3$Build-9782</meta:generator>
    <meta:editing-duration>P7DT17H16M35S</meta:editing-duration>
    <meta:editing-cycles>20</meta:editing-cycles>
    <dc:creator>sergio marelli</dc:creator>
    <meta:document-statistic meta:table-count="4" meta:cell-count="769" meta:object-count="0"/>
    <meta:user-defined meta:name=""/>
  </office:meta>
</office:document-meta>
</file>